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P1" style:family="paragraph" style:parent-style-name="Standard" style:master-page-name="Standard">
      <style:paragraph-properties fo:margin-left="0.1965in" fo:margin-right="0in" fo:text-indent="0in" style:auto-text-indent="false" style:page-number="1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4" style:family="paragraph" style:parent-style-name="Standard" style:list-style-name="WWNum1">
      <style:paragraph-properties fo:margin-left="0.1965in" fo:margin-right="0in" fo:margin-top="0in" fo:margin-bottom="0in" loext:contextual-spacing="false" fo:line-height="100%" fo:text-align="start" style:justify-single-word="false" fo:keep-together="auto" fo:orphans="0" fo:widows="0" fo:text-indent="-0.198in" style:auto-text-indent="false" fo:padding="0in" fo:border="none" fo:keep-with-next="auto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Fiche descriptive 2 </text:span></text:p>
            <text:p text:style-name="P3"/>
            <text:p text:style-name="P2"><text:span text:style-name="T1">Nom: </text:span>Passer une commande (Package &lt;&lt; Gestion des achats&gt;&gt;)</text:p>
            <text:p text:style-name="P3"/>
            <text:p text:style-name="P2"><text:span text:style-name="T1">Acteur(s): </text:span>Clients(commande en ligne) , Employés OC Pizza (commande par téléphone)</text:p>
            <text:p text:style-name="P3"/>
            <text:p text:style-name="P2"><text:span text:style-name="T1">Description: </text:span>L’acteur<text:span text:style-name="T1"> </text:span>passe commande</text:p>
            <text:p text:style-name="P3"/>
            <text:p text:style-name="P2"><text:span text:style-name="T1">Auteur: </text:span>Guichou Brice</text:p>
            <text:p text:style-name="P3"/>
            <text:p text:style-name="P2"><text:span text:style-name="T1">Date: </text:span>2/05/2020</text:p>
            <text:p text:style-name="P3"/>
            <text:p text:style-name="P2"><text:span text:style-name="T1">Précondition: </text:span>Créer un compte, passer commande (par téléphone), Parcourir la carte, Modifier la commande en cours</text:p>
            <text:p text:style-name="P3"/>
            <text:p text:style-name="P2"><text:span text:style-name="T1">Démarrage:</text:span> L’utilisateur à appuyer sur passer une commande</text:p>
          </table:table-cell>
        </table:table-row>
        <table:table-row table:style-name="Table1.1">
          <table:table-cell table:style-name="Table1.A2" office:value-type="string">
            <text:p text:style-name="P2"><text:span text:style-name="T1">DESCRIPTION</text:span></text:p>
            <text:p text:style-name="P3"/>
            <text:p text:style-name="P2"><text:span text:style-name="T1">Scénario nominal:</text:span></text:p>
            <text:p text:style-name="P3"/>
            <text:list xml:id="list2783086514" text:style-name="WWNum1">
              <text:list-item>
                <text:p text:style-name="P4">Le système affiche la page pour passer commande</text:p>
              </text:list-item>
            </text:list>
            <text:p text:style-name="P5"/>
            <text:list xml:id="list50729383822586" text:continue-numbering="true" text:style-name="WWNum1">
              <text:list-item>
                <text:p text:style-name="P4">Le système recherche le(s) produit(s) contenu(s) dans le panier</text:p>
              </text:list-item>
            </text:list>
            <text:p text:style-name="P5"/>
            <text:list xml:id="list50729907025370" text:continue-numbering="true" text:style-name="WWNum1">
              <text:list-item>
                <text:p text:style-name="P4">le système affiche le(s) produit(s) contenu(s) dans le panier</text:p>
              </text:list-item>
            </text:list>
            <text:p text:style-name="P5"/>
            <text:list xml:id="list50730112837770" text:continue-numbering="true" text:style-name="WWNum1">
              <text:list-item>
                <text:p text:style-name="P4">l’utilisateur valide sa commande</text:p>
              </text:list-item>
            </text:list>
            <text:p text:style-name="P5"/>
            <text:list xml:id="list50729537897782" text:continue-numbering="true" text:style-name="WWNum1">
              <text:list-item>
                <text:p text:style-name="P4">le système enregistre la commande de l’utilisateur avec son compte</text:p>
              </text:list-item>
            </text:list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Les scénarios alternatifs</text:span>:</text:p>
            <text:p text:style-name="P2">4. L’utilisateur décide de quitter la page passer une commande</text:p>
          </table:table-cell>
        </table:table-row>
        <table:table-row table:style-name="Table1.1">
          <table:table-cell table:style-name="Table1.A4" office:value-type="string">
            <text:p text:style-name="P2"><text:span text:style-name="T1">Les scénarios d’exceptions</text:span>:</text:p>
            <text:p text:style-name="P2">3. Il n’y a pas de produit dans le panier (redirection vers catalogue produit)</text:p>
            <text:p text:style-name="P2"/>
            <text:p text:style-name="P2">4. Il n’y a pas de produit dans le panier (redirection vers catalogue produit)</text:p>
            <text:p text:style-name="P2"/>
            <text:p text:style-name="P2">5. L’utilisateur n’a pas de compte (redirection vers création de compte)</text:p>
          </table:table-cell>
        </table:table-row>
        <table:table-row table:style-name="Table1.1">
          <table:table-cell table:style-name="Table1.A1" office:value-type="string">
            <text:p text:style-name="P2"><text:span text:style-name="T1">Fin</text:span>: scénario nominal: à l’étape 4 sur décision de l’utilisateur</text:p>
          </table:table-cell>
        </table:table-row>
      </table:table>
      <text:p text:style-name="Standard"><text:span text:style-name="T1">Post condition: Aucu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3" meta:word-count="172" meta:character-count="1138" meta:non-whitespace-character-count="993"/>
    <meta:generator>LibreOfficeDev/6.0.5.2$Linux_X86_64 LibreOffice_project/</meta:generator>
  </office:meta>
</office:document-meta>
</file>